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3" style:family="table">
      <style:table-properties style:width="7.025in" table:align="left"/>
    </style:style>
    <style:style style:name="Table3.A" style:family="table-column">
      <style:table-column-properties style:column-width="0.5743in"/>
    </style:style>
    <style:style style:name="Table3.B" style:family="table-column">
      <style:table-column-properties style:column-width="0.575in"/>
    </style:style>
    <style:style style:name="Table3.E" style:family="table-column">
      <style:table-column-properties style:column-width="0.7868in"/>
    </style:style>
    <style:style style:name="Table3.F" style:family="table-column">
      <style:table-column-properties style:column-width="0.7146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/>
    </style:style>
    <style:style style:name="Table3.G1" style:family="table-cell">
      <style:table-cell-properties fo:padding="0.0201in" fo:border="0.5pt solid #000000"/>
    </style:style>
    <style:style style:name="Table3.A2" style:family="table-cell">
      <style:table-cell-properties fo:padding="0.0201in" fo:border-left="0.5pt solid #000000" fo:border-right="none" fo:border-top="none" fo:border-bottom="0.5pt solid #000000"/>
    </style:style>
    <style:style style:name="Table3.K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8eb9f" officeooo:paragraph-rsid="0068eb9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d1336" officeooo:paragraph-rsid="005bf16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553953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68eb9f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894de" officeooo:paragraph-rsid="007be691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7cced1" officeooo:paragraph-rsid="007cced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7c5c4f" officeooo:paragraph-rsid="007cced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2pt" officeooo:rsid="007cced1" officeooo:paragraph-rsid="007cced1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fo:font-size="12pt" officeooo:rsid="007cced1" officeooo:paragraph-rsid="007cced1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a92a1" officeooo:paragraph-rsid="005a92a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cced1" officeooo:paragraph-rsid="007cced1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3bd3" officeooo:paragraph-rsid="00713bd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a5985" officeooo:paragraph-rsid="007a5985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officeooo:rsid="00713bd3" officeooo:paragraph-rsid="00713bd3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officeooo:paragraph-rsid="007be691"/>
    </style:style>
    <style:style style:name="P18" style:family="paragraph" style:parent-style-name="Standard">
      <style:paragraph-properties fo:text-align="start" style:justify-single-word="false"/>
      <style:text-properties style:font-name="DejaVu Sans Condensed" officeooo:paragraph-rsid="004b9969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894de" officeooo:paragraph-rsid="007be691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69b217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74ec6c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81b3a1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7987c7" officeooo:paragraph-rsid="007987c7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7987c7" officeooo:paragraph-rsid="0081b3a1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7be691" officeooo:paragraph-rsid="007be691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7be691" officeooo:paragraph-rsid="0081b3a1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7c5c4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7c5c4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81b3a1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74ec6c" style:font-size-asian="12pt" style:font-weight-asian="bold" style:font-size-complex="12pt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69b217" style:font-size-asian="12pt" style:font-weight-asian="bold" style:font-size-complex="12pt" style:font-weight-complex="bold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81b3a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81b3a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7c5c4f" officeooo:paragraph-rsid="0081b3a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81b3a1" officeooo:paragraph-rsid="0081b3a1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paragraph-rsid="0081b3a1"/>
    </style:style>
    <style:style style:name="P37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7cced1" officeooo:paragraph-rsid="0081b3a1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size="12pt" officeooo:rsid="007cced1" officeooo:paragraph-rsid="0081b3a1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DejaVu Sans Condensed" fo:font-size="12pt" officeooo:rsid="007cced1" officeooo:paragraph-rsid="0081b3a1" style:font-size-asian="12pt" style:font-size-complex="12pt"/>
    </style:style>
    <style:style style:name="T1" style:family="text">
      <style:text-properties officeooo:rsid="0035db3e"/>
    </style:style>
    <style:style style:name="T2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fo:font-size="12pt" style:text-underline-style="none" fo:font-weight="normal" officeooo:rsid="0068eb9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officeooo:rsid="0059a1bf"/>
    </style:style>
    <style:style style:name="T6" style:family="text">
      <style:text-properties officeooo:rsid="0074ec6c"/>
    </style:style>
    <style:style style:name="T7" style:family="text">
      <style:text-properties officeooo:rsid="0076556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7800fd" style:font-weight-asian="bold" style:font-weight-complex="bold"/>
    </style:style>
    <style:style style:name="T10" style:family="text">
      <style:text-properties officeooo:rsid="007800fd"/>
    </style:style>
    <style:style style:name="T11" style:family="text">
      <style:text-properties officeooo:rsid="007be691"/>
    </style:style>
    <style:style style:name="T12" style:family="text">
      <style:text-properties fo:font-size="12pt" fo:font-weight="bold" officeooo:rsid="0056ad1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ed4c3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74e0d0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3db7c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6d62f6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73cf06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7be691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6f4f5f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6894d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81b3a1" style:font-size-asian="12pt" style:font-weight-asian="bold" style:font-size-complex="12pt" style:font-weight-complex="bold"/>
    </style:style>
    <style:style style:name="T23" style:family="text">
      <style:text-properties fo:font-size="12pt" fo:font-weight="normal" officeooo:rsid="006894de" style:font-size-asian="12pt" style:font-weight-asian="normal" style:font-size-complex="12pt" style:font-weight-complex="normal"/>
    </style:style>
    <style:style style:name="T24" style:family="text">
      <style:text-properties officeooo:rsid="008008c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1">xx</text:span> - Controls</text:p>
          </table:table-cell>
          <table:table-cell table:style-name="Table1.A1" office:value-type="string">
            <text:p text:style-name="P11">2xx - Ground</text:p>
          </table:table-cell>
          <table:table-cell table:style-name="Table1.C1" office:value-type="string">
            <text:p text:style-name="P11">3xx - Flight</text:p>
          </table:table-cell>
          <table:table-cell table:style-name="Table1.D1" office:value-type="string">
            <text:p text:style-name="P11">4xx - A2A</text:p>
          </table:table-cell>
          <table:table-cell table:style-name="Table1.D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3"><text:span text:style-name="T12">3</text:span><text:span text:style-name="T13">0</text:span><text:span text:style-name="T22">0</text:span><text:span text:style-name="T15"> -</text:span><text:span text:style-name="T16"> </text:span><text:span text:style-name="T12">Flight </text:span><text:span text:style-name="T16">-</text:span><text:span text:style-name="T15"> </text:span><text:span text:style-name="T17">A</text:span><text:span text:style-name="T22">ircraft Info, </text:span><text:span text:style-name="T20">Performance Limits</text:span></text:p>
      <text:p text:style-name="P18"/>
      <text:p text:style-name="P35">Aircraft Info</text:p>
      <text:list xml:id="list1591624151" text:style-name="L4">
        <text:list-item>
          <text:p text:style-name="P20">Fuel:</text:p>
          <text:list>
            <text:list-item>
              <text:p text:style-name="P20">Internal only: <text:span text:style-name="T10">~13,100 (</text:span><text:span text:style-name="T9">58%</text:span><text:span text:style-name="T10">)</text:span></text:p>
            </text:list-item>
            <text:list-item>
              <text:p text:style-name="P20">CFTs: <text:span text:style-name="T10">~4,750 each, ~9,500 lbs total</text:span></text:p>
            </text:list-item>
            <text:list-item>
              <text:p text:style-name="P30">Internal with CFTs: <text:span text:style-name="T6">22,588 lbs</text:span></text:p>
            </text:list-item>
            <text:list-item>
              <text:p text:style-name="P20">Droptanks (each): <text:span text:style-name="T6">3,965 lbs</text:span></text:p>
            </text:list-item>
            <text:list-item>
              <text:p text:style-name="P21">Internal with CFTs <text:span text:style-name="T6">and </text:span>1<text:span text:style-name="T6"> droptank: 26,553 lbs</text:span></text:p>
            </text:list-item>
            <text:list-item>
              <text:p text:style-name="P21">Internal with CFTs <text:span text:style-name="T6">and 2 droptanks: 30,518 lbs</text:span></text:p>
            </text:list-item>
            <text:list-item>
              <text:p text:style-name="P21">Internal with CFTs <text:span text:style-name="T6">and 3 droptanks: 34,483 lbs</text:span></text:p>
            </text:list-item>
          </text:list>
        </text:list-item>
        <text:list-item>
          <text:p text:style-name="P23">If AOA is above 25 units, speedbrake will not extend.</text:p>
        </text:list-item>
        <text:list-item>
          <text:p text:style-name="P27">Tested max speeds and fuel flows (all testing done with ISA conditions, max fuel, unlimited fuel)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column table:style-name="Table3.F"/>
        <table:table-column table:style-name="Table3.A"/>
        <table:table-column table:style-name="Table3.B"/>
        <table:table-column table:style-name="Table3.A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6">Alt</text:p>
          </table:table-cell>
          <table:table-cell table:style-name="Table3.A1" table:number-columns-spanned="5" office:value-type="string">
            <text:p text:style-name="P6">Mil power</text:p>
          </table:table-cell>
          <table:covered-table-cell/>
          <table:covered-table-cell/>
          <table:covered-table-cell/>
          <table:covered-table-cell/>
          <table:table-cell table:style-name="Table3.G1" table:number-columns-spanned="5" office:value-type="string">
            <text:p text:style-name="P6">Max power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le3.A2"/>
          <table:table-cell table:style-name="Table3.A2" office:value-type="string">
            <text:p text:style-name="P6">KCAS</text:p>
          </table:table-cell>
          <table:table-cell table:style-name="Table3.A2" office:value-type="string">
            <text:p text:style-name="P6">KTAS</text:p>
          </table:table-cell>
          <table:table-cell table:style-name="Table3.A2" office:value-type="string">
            <text:p text:style-name="P6">Mach</text:p>
          </table:table-cell>
          <table:table-cell table:style-name="Table3.A2" office:value-type="string">
            <text:p text:style-name="P6">fuel/eng</text:p>
          </table:table-cell>
          <table:table-cell table:style-name="Table3.A2" office:value-type="string">
            <text:p text:style-name="P6">fuel tot</text:p>
          </table:table-cell>
          <table:table-cell table:style-name="Table3.A2" office:value-type="string">
            <text:p text:style-name="P6">KCAS</text:p>
          </table:table-cell>
          <table:table-cell table:style-name="Table3.A2" office:value-type="string">
            <text:p text:style-name="P6">KTAS</text:p>
          </table:table-cell>
          <table:table-cell table:style-name="Table3.A2" office:value-type="string">
            <text:p text:style-name="P6">Mach</text:p>
          </table:table-cell>
          <table:table-cell table:style-name="Table3.A2" office:value-type="string">
            <text:p text:style-name="P6">fuel/eng</text:p>
          </table:table-cell>
          <table:table-cell table:style-name="Table3.K2" office:value-type="string">
            <text:p text:style-name="P6">fuel tot</text:p>
          </table:table-cell>
        </table:table-row>
        <table:table-row>
          <table:table-cell table:style-name="Table3.K2" table:number-columns-spanned="11" office:value-type="string">
            <text:p text:style-name="P7">Clean, all pylons on, no po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8">SL</text:p>
          </table:table-cell>
          <table:table-cell table:style-name="Table3.A2" office:value-type="string">
            <text:p text:style-name="P8">627</text:p>
          </table:table-cell>
          <table:table-cell table:style-name="Table3.A2" office:value-type="string">
            <text:p text:style-name="P8">--</text:p>
          </table:table-cell>
          <table:table-cell table:style-name="Table3.A2" office:value-type="string">
            <text:p text:style-name="P8">0.949</text:p>
          </table:table-cell>
          <table:table-cell table:style-name="Table3.A2" office:value-type="string">
            <text:p text:style-name="P8">13.4</text:p>
          </table:table-cell>
          <table:table-cell table:style-name="Table3.A2" office:value-type="string">
            <text:p text:style-name="P8">26.8</text:p>
          </table:table-cell>
          <table:table-cell table:style-name="Table3.A2" office:value-type="string">
            <text:p text:style-name="P8">732</text:p>
          </table:table-cell>
          <table:table-cell table:style-name="Table3.A2" office:value-type="string">
            <text:p text:style-name="P8">--</text:p>
          </table:table-cell>
          <table:table-cell table:style-name="Table3.A2" office:value-type="string">
            <text:p text:style-name="P8">1.107</text:p>
          </table:table-cell>
          <table:table-cell table:style-name="Table3.A2" office:value-type="string">
            <text:p text:style-name="P8">85.1</text:p>
          </table:table-cell>
          <table:table-cell table:style-name="Table3.K2" office:value-type="string">
            <text:p text:style-name="P8">170.2</text:p>
          </table:table-cell>
        </table:table-row>
        <table:table-row>
          <table:table-cell table:style-name="Table3.K2" table:number-columns-spanned="11" office:value-type="string">
            <text:p text:style-name="P7">Both pods, 4x Mk 84, 2x gas, 2x AMRAAM, 2x Sidewinder, no center pyl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8">SL</text:p>
          </table:table-cell>
          <table:table-cell table:style-name="Table3.A2" office:value-type="string">
            <text:p text:style-name="P8">579</text:p>
          </table:table-cell>
          <table:table-cell table:style-name="Table3.A2" office:value-type="string">
            <text:p text:style-name="P8">--</text:p>
          </table:table-cell>
          <table:table-cell table:style-name="Table3.A2" office:value-type="string">
            <text:p text:style-name="P8">0.876</text:p>
          </table:table-cell>
          <table:table-cell table:style-name="Table3.A2" office:value-type="string">
            <text:p text:style-name="P8">11.8</text:p>
          </table:table-cell>
          <table:table-cell table:style-name="Table3.A2" office:value-type="string">
            <text:p text:style-name="P8">23.6</text:p>
          </table:table-cell>
          <table:table-cell table:style-name="Table3.A2" office:value-type="string">
            <text:p text:style-name="P8">683</text:p>
          </table:table-cell>
          <table:table-cell table:style-name="Table3.A2" office:value-type="string">
            <text:p text:style-name="P8">--</text:p>
          </table:table-cell>
          <table:table-cell table:style-name="Table3.A2" office:value-type="string">
            <text:p text:style-name="P8">1.034</text:p>
          </table:table-cell>
          <table:table-cell table:style-name="Table3.A2" office:value-type="string">
            <text:p text:style-name="P8">78.4</text:p>
          </table:table-cell>
          <table:table-cell table:style-name="Table3.K2" office:value-type="string">
            <text:p text:style-name="P8">156.8</text:p>
          </table:table-cell>
        </table:table-row>
        <table:table-row>
          <table:table-cell table:style-name="Table3.A2" office:value-type="string">
            <text:p text:style-name="P8">25k</text:p>
          </table:table-cell>
          <table:table-cell table:style-name="Table3.A2" office:value-type="string">
            <text:p text:style-name="P8">402</text:p>
          </table:table-cell>
          <table:table-cell table:style-name="Table3.A2" office:value-type="string">
            <text:p text:style-name="P8">563</text:p>
          </table:table-cell>
          <table:table-cell table:style-name="Table3.A2" office:value-type="string">
            <text:p text:style-name="P8">0.936</text:p>
          </table:table-cell>
          <table:table-cell table:style-name="Table3.A2" office:value-type="string">
            <text:p text:style-name="P8">7.4</text:p>
          </table:table-cell>
          <table:table-cell table:style-name="Table3.A2" office:value-type="string">
            <text:p text:style-name="P8">14.8</text:p>
          </table:table-cell>
          <table:table-cell table:style-name="Table3.A2" office:value-type="string">
            <text:p text:style-name="P8">488</text:p>
          </table:table-cell>
          <table:table-cell table:style-name="Table3.A2" office:value-type="string">
            <text:p text:style-name="P8">682</text:p>
          </table:table-cell>
          <table:table-cell table:style-name="Table3.A2" office:value-type="string">
            <text:p text:style-name="P8">1.134</text:p>
          </table:table-cell>
          <table:table-cell table:style-name="Table3.A2" office:value-type="string">
            <text:p text:style-name="P8">36.4</text:p>
          </table:table-cell>
          <table:table-cell table:style-name="Table3.K2" office:value-type="string">
            <text:p text:style-name="P8">72.8</text:p>
          </table:table-cell>
        </table:table-row>
        <table:table-row>
          <table:table-cell table:style-name="Table3.A2" office:value-type="string">
            <text:p text:style-name="P8">30k</text:p>
          </table:table-cell>
          <table:table-cell table:style-name="Table3.A2" office:value-type="string">
            <text:p text:style-name="P8">352</text:p>
          </table:table-cell>
          <table:table-cell table:style-name="Table3.A2" office:value-type="string">
            <text:p text:style-name="P8">538</text:p>
          </table:table-cell>
          <table:table-cell table:style-name="Table3.A2" office:value-type="string">
            <text:p text:style-name="P8">0.912</text:p>
          </table:table-cell>
          <table:table-cell table:style-name="Table3.A2" office:value-type="string">
            <text:p text:style-name="P8">5.5</text:p>
          </table:table-cell>
          <table:table-cell table:style-name="Table3.A2" office:value-type="string">
            <text:p text:style-name="P8">11.0</text:p>
          </table:table-cell>
          <table:table-cell table:style-name="Table3.A2" office:value-type="string">
            <text:p text:style-name="P8">452</text:p>
          </table:table-cell>
          <table:table-cell table:style-name="Table3.A2" office:value-type="string">
            <text:p text:style-name="P8">669</text:p>
          </table:table-cell>
          <table:table-cell table:style-name="Table3.A2" office:value-type="string">
            <text:p text:style-name="P8">1.135</text:p>
          </table:table-cell>
          <table:table-cell table:style-name="Table3.A2" office:value-type="string">
            <text:p text:style-name="P8">29.9</text:p>
          </table:table-cell>
          <table:table-cell table:style-name="Table3.K2" office:value-type="string">
            <text:p text:style-name="P8">59.8</text:p>
          </table:table-cell>
        </table:table-row>
        <table:table-row>
          <table:table-cell table:style-name="Table3.A2" office:value-type="string">
            <text:p text:style-name="P8">36k</text:p>
          </table:table-cell>
          <table:table-cell table:style-name="Table3.A2" table:number-columns-spanned="5" office:value-type="string">
            <text:p text:style-name="P9">Can't sustain level flight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8">401</text:p>
          </table:table-cell>
          <table:table-cell table:style-name="Table3.A2" office:value-type="string">
            <text:p text:style-name="P8">652</text:p>
          </table:table-cell>
          <table:table-cell table:style-name="Table3.A2" office:value-type="string">
            <text:p text:style-name="P8">1.133</text:p>
          </table:table-cell>
          <table:table-cell table:style-name="Table3.A2" office:value-type="string">
            <text:p text:style-name="P8">24.0</text:p>
          </table:table-cell>
          <table:table-cell table:style-name="Table3.K2" office:value-type="string">
            <text:p text:style-name="P8">48.0</text:p>
          </table:table-cell>
        </table:table-row>
      </table:table>
      <text:p text:style-name="P28"/>
      <text:p text:style-name="P33">Performance limits</text:p>
      <text:list xml:id="list82539551384187" text:continue-numbering="true" text:style-name="L4">
        <text:list-item>
          <text:p text:style-name="P22"><text:span text:style-name="T8">Landing gear: 250 KCAS</text:span> (any configuration)<text:span text:style-name="T7">, </text:span>300 KCAS (A/A config without LANTIRN pods)</text:p>
        </text:list-item>
        <text:list-item>
          <text:p text:style-name="P32">Flaps: 250 KCAS</text:p>
          <text:list>
            <text:list-item>
              <text:p text:style-name="P24">Flaps will automatically retract at 250 kts, and re-extend at 230 kts if the flaps switch is down; they will not be damaged by overspeed.</text:p>
            </text:list-item>
          </text:list>
        </text:list-item>
        <text:list-item>
          <text:p text:style-name="P22">Tires:</text:p>
          <text:list>
            <text:list-item>
              <text:p text:style-name="P22">Main: 227 kts</text:p>
            </text:list-item>
            <text:list-item>
              <text:p text:style-name="P22">Nose: 210 kts</text:p>
            </text:list-item>
          </text:list>
        </text:list-item>
        <text:list-item>
          <text:p text:style-name="P22">Negative G: <text:span text:style-name="T11">7</text:span> sec max</text:p>
        </text:list-item>
        <text:list-item>
          <text:p text:style-name="P22">TFR speed: 370 KCAS/400 kts GS to 0.9 Mach (590 KCAS) to avoid TF algorithm inaccuracies</text:p>
        </text:list-item>
        <text:list-item>
          <text:p text:style-name="P26">Airspeed limits (all with CFTs installed):</text:p>
          <text:list>
            <text:list-item>
              <text:p text:style-name="P26">No LANTIRN pods: 0-36,000 ft: 700 KCAS; 36,000+ ft: Mach 2.0</text:p>
            </text:list-item>
            <text:list-item>
              <text:p text:style-name="P26">One LANTIRN pod: 0-5,000 ft: Mach 1.0; 5,000-20,000 ft: 625 KCAS; 20,000+ ft: Mach 1.3</text:p>
            </text:list-item>
            <text:list-item>
              <text:p text:style-name="P26">Two LANTIRN pods: 0-32,000 ft: 700 KCAS; 32,000-48,000 ft: Mach 1.8; 48,000+ ft: decreases with alt up to Mach 1.0 at 70,000 ft</text:p>
            </text:list-item>
          </text:list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25:39.124000000</dc:date>
    <meta:editing-duration>P1DT9H53M</meta:editing-duration>
    <meta:editing-cycles>100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97" meta:word-count="337" meta:character-count="1655" meta:non-whitespace-character-count="1437"/>
  </office:meta>
</office:document-meta>
</file>